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officeooo:rsid="000f85b0" officeooo:paragraph-rsid="000f85b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he sensor outputs a signal based on two main factors: the input voltage and the moisture level of the soil. It should be hooked up to an analog pin in order to read the signal properly. In my photos and code samples I used analog A0 pin to read the sig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12:17:35.633144457</meta:creation-date>
    <dc:date>2018-10-23T12:18:30.735601311</dc:date>
    <meta:editing-duration>PT56S</meta:editing-duration>
    <meta:editing-cycles>1</meta:editing-cycles>
    <meta:document-statistic meta:table-count="0" meta:image-count="0" meta:object-count="0" meta:page-count="1" meta:paragraph-count="1" meta:word-count="52" meta:character-count="259" meta:non-whitespace-character-count="208"/>
    <meta:generator>LibreOffice/5.2.7.2$Linux_ARM_EABI LibreOffice_project/528e71104c3fcc3637004cef595401b05295414c</meta:generator>
  </office:meta>
</office:document-meta>
</file>